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ID from root and/or bank to p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Save instrument ID to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</text:p>
          </table:table-cell>
          <table:table-cell office:value-type="string" calcext:value-type="string">
            <text:p>R ins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9">00/00/0000</text:date>, <text:time style:data-style-name="N2" text:time-value="19:41:41.3947193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10-29T21:54:48.520253975</dc:date>
    <meta:editing-duration>P6DT15H45M23S</meta:editing-duration>
    <meta:editing-cycles>455</meta:editing-cycles>
    <meta:generator>LibreOffice/5.2.7.2$Linux_X86_64 LibreOffice_project/20m0$Build-2</meta:generator>
    <meta:document-statistic meta:table-count="1" meta:cell-count="5396" meta:object-count="0"/>
  </office:meta>
</office:document-meta>
</file>